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font-size-asian="18pt" style:font-style-asian="italic" style:font-size-complex="18pt" style:font-style-complex="italic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d2787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officeooo:rsid="000d2787" style:font-size-asian="16pt" style:font-size-complex="1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2"><text:tab/><text:tab/> <text:s text:c="6"/></text:span></text:span><text:span text:style-name="Strong_20_Emphasis"><text:span text:style-name="T4">CIRCULAR LINKED LIST</text:span></text:span></text:p>
      <text:p text:style-name="Text_20_body"><text:span text:style-name="Emphasis"><text:span text:style-name="Strong_20_Emphasis"><text:span text:style-name="T2">Circular linked list</text:span></text:span></text:span><text:span text:style-name="Emphasis"><text:span text:style-name="T2"> is a linked list where all nodes are connected to form a circle. There is no NULL at the end. A circular linked list can be a singly circular linked list or doubly circular linked list.</text:span></text:span></text:p>
      <text:p text:style-name="P2"/>
      <text:p text:style-name="Text_20_body"><text:span text:style-name="Strong_20_Emphasis"><text:span text:style-name="T7">Advantages of Circular Linked Lists:</text:span></text:span><text:span text:style-name="T7"><text:line-break/></text:span><text:span text:style-name="Strong_20_Emphasis"><text:span text:style-name="T7">1) </text:span></text:span><text:span text:style-name="T7">Any node can be a starting point. We can traverse the whole list by starting from any point. We just need to stop when the first visited node is visited again.</text:span></text:p>
      <text:p text:style-name="Text_20_body"><text:span text:style-name="Strong_20_Emphasis"><text:span text:style-name="T7">2) </text:span></text:span><text:span text:style-name="T7">Useful for implementation of queue. Unlike </text:span><text:a xlink:type="simple" xlink:href="http://quiz.geeksforgeeks.org/queue-set-2-linked-list-implementation/" office:target-frame-name="_blank" xlink:show="new" text:style-name="Internet_20_link" text:visited-style-name="Visited_20_Internet_20_Link"><text:span text:style-name="T7">this </text:span></text:a><text:span text:style-name="T7">implementation, we don’t need to maintain two pointers for front and rear if we use circular linked list. We can maintain a pointer to the last inserted node and front can always be obtained as next of last.</text:span></text:p>
      <text:p text:style-name="Text_20_body"><text:span text:style-name="Strong_20_Emphasis"><text:span text:style-name="T7">3)</text:span></text:span><text:span text:style-name="T7"> Circular lists are useful in applications to repeatedly go around the list. For example, when multiple applications are running on a PC, it is common for the operating system to put the running applications on a list and then to cycle through them, giving each of them a slice of time to execute, and then making them wait while the CPU is given to another application. It is convenient for the operating system to use a circular list so that when it reaches the end of the list it can cycle around to the front of the list. </text:span></text:p>
      <text:p text:style-name="Text_20_body"><text:span text:style-name="Strong_20_Emphasis"><text:span text:style-name="T7">4)</text:span></text:span><text:span text:style-name="T7"> Circular Doubly Linked Lists are used for implementation of advanced data structures like </text:span><text:a xlink:type="simple" xlink:href="http://en.wikipedia.org/wiki/Fibonacci_heap" office:target-frame-name="_blank" xlink:show="new" text:style-name="Internet_20_link" text:visited-style-name="Visited_20_Internet_20_Link"><text:span text:style-name="T7">Fibonacci Heap</text:span></text:a><text:span text:style-name="T7">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3:01:49.662914271</meta:creation-date>
    <dc:date>2019-01-15T23:03:43.427201519</dc:date>
    <meta:editing-duration>PT1M55S</meta:editing-duration>
    <meta:editing-cycles>1</meta:editing-cycles>
    <meta:document-statistic meta:table-count="0" meta:image-count="0" meta:object-count="0" meta:page-count="1" meta:paragraph-count="6" meta:word-count="240" meta:character-count="1329" meta:non-whitespace-character-count="1084"/>
    <meta:generator>LibreOffice/6.0.7.3$Linux_X86_64 LibreOffice_project/00m0$Build-3</meta:generator>
  </office:meta>
</office:document-meta>
</file>